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18"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9" style:family="paragraph" style:parent-style-name="Text_20_body" style:master-page-name="">
      <style:paragraph-properties fo:margin-top="0in" fo:margin-bottom="0in" loext:contextual-spacing="false" style:page-number="auto"/>
      <style:text-properties style:font-name="Century Gothic1"/>
    </style:style>
    <style:style style:name="P20"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1"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3"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4" style:family="paragraph" style:parent-style-name="SubHeading">
      <style:text-properties officeooo:rsid="00294855" officeooo:paragraph-rsid="00294855"/>
    </style:style>
    <style:style style:name="P25" style:family="paragraph" style:parent-style-name="SubHeading">
      <style:text-properties officeooo:rsid="00294855" officeooo:paragraph-rsid="00350ea7"/>
    </style:style>
    <style:style style:name="P26" style:family="paragraph" style:parent-style-name="SubHeading">
      <style:text-properties officeooo:rsid="00294855" officeooo:paragraph-rsid="0037493d"/>
    </style:style>
    <style:style style:name="P27" style:family="paragraph" style:parent-style-name="Text_20_body">
      <style:text-properties officeooo:rsid="002f5c1c" officeooo:paragraph-rsid="0031434f"/>
    </style:style>
    <style:style style:name="P28" style:family="paragraph" style:parent-style-name="Text_20_body">
      <style:text-properties officeooo:rsid="0031434f" officeooo:paragraph-rsid="0031434f"/>
    </style:style>
    <style:style style:name="P29" style:family="paragraph" style:parent-style-name="MainHeading">
      <style:paragraph-properties fo:margin-top="0in" fo:margin-bottom="0.1in" loext:contextual-spacing="false" fo:break-before="page"/>
    </style:style>
    <style:style style:name="P30" style:family="paragraph" style:parent-style-name="SubHeading">
      <style:text-properties style:font-name="Soutane4" fo:font-size="10pt" officeooo:rsid="0020c2f8" officeooo:paragraph-rsid="00350ea7" fo:background-color="transparent" style:font-size-asian="10pt" style:font-size-complex="10pt"/>
    </style:style>
    <style:style style:name="P31" style:family="paragraph" style:parent-style-name="SubHeading">
      <style:text-properties officeooo:rsid="0037493d" officeooo:paragraph-rsid="003e84b7"/>
    </style:style>
    <style:style style:name="P32" style:family="paragraph" style:parent-style-name="SubHeading">
      <style:text-properties officeooo:rsid="00418538" officeooo:paragraph-rsid="00418538"/>
    </style:style>
    <style:style style:name="P3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34" style:family="paragraph" style:parent-style-name="Text_20_body">
      <style:paragraph-properties fo:margin-top="0in" fo:margin-bottom="0.1in" loext:contextual-spacing="false" fo:text-align="justify" style:justify-single-word="false"/>
      <style:text-properties style:font-name="Soutane4" fo:font-size="10pt" officeooo:rsid="003e84b7" officeooo:paragraph-rsid="003e84b7" fo:background-color="transparent" style:font-size-asian="10pt" style:font-size-complex="10pt"/>
    </style:style>
    <style:style style:name="P35"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36"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37" style:family="paragraph" style:parent-style-name="Text_20_body">
      <style:text-properties officeooo:paragraph-rsid="00401a38"/>
    </style:style>
    <style:style style:name="P38"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officeooo:rsid="003b0008"/>
    </style:style>
    <style:style style:name="T14" style:family="text">
      <style:text-properties officeooo:rsid="00401a38"/>
    </style:style>
    <style:style style:name="T15" style:family="text">
      <style:text-properties officeooo:rsid="0041853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8">Release <text:span text:style-name="T2">1</text:span></text:p>
              <text:p text:style-name="P20">Copyright © <text:span text:style-name="T2">2018</text:span> <text:span text:style-name="T4">Thorin Schmidt</text:span></text:p>
              <text:p text:style-name="P22">(Other credits here)</text:p>
              <text:p text:style-name="P21">All Rights Reserved</text:p>
              <text:p text:style-name="P21">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3">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So, let’s get started.</text:span></text:p>
      <text:section text:style-name="Sect1" text:name="Section2">
        <text:p text:style-name="P24">CHOOSE YOUR LEVEL (OF COMPLEXITY)</text:p>
        <text:p text:style-name="P27">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28">The following sections will take you though the different stages. <text:s/>We’ll start with a simple theology, move to more complex ones, then finish with a section of “add-ons”; ideas to flesh out your basic thoughts with a few juicy details.</text:p>
        <text:p text:style-name="P25">ONE FOR ALL</text:p>
        <text:p text:style-name="P15">This is, of course, the simplest and easiest of theologies. <text:s/>Your world has <text:span text:style-name="T8">just one god. Probably he or she is the creator of the world. <text:s/>Every cleric somehow worships this one god. </text:span></text:p>
        <text:p text:style-name="P17">Of course, this means that good and evil clerics get their spells from the same source. <text:s/>You should give some thought to why this is.</text:p>
        <text:p text:style-name="P16">It could be that your god is somewhat aloof, having made the world, they are content to simply let things play out. <text:s/>If a cleric is devoted enough to be granted divine power, they are free to do with it what they see fit.</text:p>
        <text:p text:style-name="P16">Otherwise, perhaps the Nemesis add-on (detailed later) might be of use for enemy clerics. </text:p>
        <text:p text:style-name="P38"><text:span text:style-name="T9">Sample Deity: </text:span><text:span text:style-name="T11">Jowenna, Mother of ALL</text:span></text:p>
        <text:p text:style-name="P36"><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31">ALL HAVE ONE</text:p>
        <text:p text:style-name="P37">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7">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6"><text:soft-page-break/>FORCES OF NATURE</text:p>
        <text:p text:style-name="P34">In this version, each of the gods is a force of nature personified. <text:span text:style-name="T14">The thing that appeals here is if you like a rich tapestry of gods. This can be great for Gm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35">Before you get too scared of the complexity,the nice thing about this is that NO ONE in the world would know ALL of the deities, so you could create a few to start, and then add interesting ones as you go. A theology like this lends itself very well to the “gods everywhere” add-on detailed later.</text:p>
        <text:p text:style-name="P32">FORCES OF MAN</text:p>
        <text:p text:style-name="P12">Text here.</text:p>
        <text:p text:style-name="P25">ELEMENTAL<text:span text:style-name="T15">ISM</text:span></text:p>
        <text:p text:style-name="P12">Text here.</text:p>
        <text:p text:style-name="P32">EXISTING MYTHOLOGY</text:p>
        <text:p text:style-name="P13"><text:span text:style-name="T13">From a work standpoint, this theology is going to be the easiest</text:span>. <text:span text:style-name="T13">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33">What you need to realize is that while it is less work, you are trading your authority to some extent. <text:s/>Your players will be able to access the same sources as you, and will call you out on any “slips” or deviations you make from the source material.</text:p>
        <text:p text:style-name="P14">While you are of course the GM, and are the final say in the functioning of your world, having the world use Greek Mythology, for instance, and then having Apollo act like Ares, or having a cleric of Ares be a voice for Peace will strain the suspension of disbelief that is crucial to a good game session.</text:p>
        <text:p text:style-name="P30"/>
      </text:section>
      <text:p text:style-name="P29"><text:toc-mark-start text:id="IMark401329880" text:outline-level="1"/>Open Game License<text:toc-mark-end text:id="IMark401329880"/></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01329880" text:main-entry="true"/>Role-Playing<text:alphabetical-index-mark-end text:id="IMark401329880"/>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3</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0</meta:editing-cycles>
    <meta:editing-duration>P2DT14H38M8S</meta:editing-duration>
    <dc:date>2018-11-23T13:28:13.961000000</dc:date>
    <meta:document-statistic meta:table-count="1" meta:image-count="0" meta:object-count="0" meta:page-count="3" meta:paragraph-count="69" meta:word-count="2232" meta:character-count="13557" meta:non-whitespace-character-count="11358"/>
    <meta:user-defined meta:name="Info 1"/>
    <meta:user-defined meta:name="Info 2"/>
    <meta:user-defined meta:name="Info 3"/>
    <meta:user-defined meta:name="Info 4"/>
  </office:meta>
</office:document-meta>
</file>